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b80047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ff" draw:fill="none" draw:fill-color="#ffffff" fo:min-height="0.25cm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525cm"/>
    </style:style>
    <style:style style:name="gr13" style:family="graphic" style:parent-style-name="standard">
      <style:graphic-properties draw:stroke="none" svg:stroke-color="#000000" draw:fill="none" draw:fill-color="#ffffff" fo:min-height="0.15cm"/>
    </style:style>
    <style:style style:name="gr14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solid" draw:fill-color="#7da647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1.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4pt" fo:font-style="normal" style:text-underline-style="solid" style:text-underline-width="auto" style:text-underline-color="font-color" fo:font-weight="bold"/>
    </style:style>
    <style:style style:name="P5" style:family="paragraph">
      <style:paragraph-properties fo:margin-left="0cm" fo:margin-right="0cm" fo:text-indent="0cm" style:text-autospace="none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size="12pt"/>
    </style:style>
    <style:style style:name="P9" style:family="paragraph">
      <style:paragraph-properties fo:margin-left="0cm" fo:margin-right="0cm" fo:text-indent="0cm" style:text-autospace="none"/>
      <style:text-properties fo:color="#0047ff" fo:font-family="'Trebuchet MS'" style:font-family-generic="swiss" style:font-pitch="variable" fo:font-size="12pt" style:font-family-asian="'Trebuchet MS'" style:font-family-generic-asian="swiss" style:font-pitch-asian="variable" style:font-family-complex="'Trebuchet MS'" style:font-family-generic-complex="swiss" style:font-pitch-complex="variable"/>
    </style:style>
    <style:style style:name="P10" style:family="paragraph">
      <style:paragraph-properties fo:margin-left="0cm" fo:margin-right="0cm" fo:text-indent="0cm"/>
      <style:text-properties fo:color="#3deb3d" fo:font-size="12pt"/>
    </style:style>
    <style:style style:name="P11" style:family="paragraph">
      <style:paragraph-properties fo:margin-left="0cm" fo:margin-right="0cm" fo:text-indent="0cm"/>
      <style:text-properties fo:color="#0047ff" fo:font-size="12pt"/>
    </style:style>
    <style:style style:name="P12" style:family="paragraph">
      <style:paragraph-properties fo:margin-left="0cm" fo:margin-right="0cm" fo:text-indent="0cm" style:text-autospace="none"/>
      <style:text-properties fo:font-family="'Trebuchet MS'" style:font-family-generic="swiss" style:font-pitch="variable" fo:font-size="12pt" style:font-family-asian="'Trebuchet MS'" style:font-family-generic-asian="swiss" style:font-pitch-asian="variable" style:font-family-complex="'Trebuchet MS'" style:font-family-generic-complex="swiss" style:font-pitch-complex="variable"/>
    </style:style>
    <style:style style:name="P13" style:family="paragraph">
      <style:paragraph-properties fo:margin-left="0cm" fo:margin-right="0cm" fo:text-align="center" fo:text-indent="0cm" style:text-autospace="none"/>
      <style:text-properties fo:font-family="Arial" style:font-family-generic="swiss" style:font-pitch="variable"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24pt" fo:font-style="normal" style:text-underline-style="solid" style:text-underline-width="auto" style:text-underline-color="font-color" fo:font-weight="bold"/>
    </style:style>
    <style:style style:name="T3" style:family="text">
      <style:text-properties fo:color="#000000" style:text-outline="false" style:text-line-through-style="none" fo:font-family="'Courier New'" style:font-family-generic="modern" style:font-pitch="fixed" fo:font-size="12pt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4" style:family="text">
      <style:text-properties fo:font-size="12pt"/>
    </style:style>
    <style:style style:name="T5" style:family="text">
      <style:text-properties fo:color="#0047ff" style:text-outline="false" style:text-line-through-style="none" fo:font-family="'Trebuchet MS'" style:font-family-generic="swiss" style:font-pitch="variable" fo:font-size="12pt" fo:font-style="normal" fo:text-shadow="none" style:text-underline-style="none" fo:font-weight="normal" style:font-family-asian="'Trebuchet MS'" style:font-family-generic-asian="swiss" style:font-pitch-asian="variable" style:font-size-asian="18pt" style:font-style-asian="normal" style:font-weight-asian="normal" style:font-family-complex="'Trebuchet MS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6" style:family="text">
      <style:text-properties fo:color="#3deb3d" fo:font-size="12pt"/>
    </style:style>
    <style:style style:name="T7" style:family="text">
      <style:text-properties style:text-position="super 58%" fo:font-size="12pt"/>
    </style:style>
    <style:style style:name="T8" style:family="text">
      <style:text-properties style:use-window-font-color="true" style:text-outline="false" style:text-line-through-style="none" fo:font-family="'Trebuchet MS'" style:font-family-generic="swiss" style:font-pitch="variable" fo:font-size="12pt" fo:font-style="normal" fo:text-shadow="none" style:text-underline-style="none" fo:font-weight="normal" style:font-family-asian="'Trebuchet MS'" style:font-family-generic-asian="swiss" style:font-pitch-asian="variable" style:font-size-asian="18pt" style:font-style-asian="normal" style:font-weight-asian="normal" style:font-family-complex="'Trebuchet MS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0047ff" fo:font-size="12pt"/>
    </style:style>
    <style:style style:name="T10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3.477cm" svg:height="0.869cm" svg:x="3.476cm" svg:y="4.784cm">
          <text:p text:style-name="P1"><text:span text:style-name="T1">slice_3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1.902cm" svg:height="1.216cm" svg:x="0.923cm" svg:y="0.741cm">
          <draw:text-box>
            <text:p text:style-name="P3"><text:span text:style-name="T2">Horace – slice_3d flow chart</text:span></text:p>
          </draw:text-box>
        </draw:frame>
        <draw:frame draw:style-name="gr3" draw:text-style-name="P6" draw:id="id1" draw:layer="layout" svg:width="11cm" svg:height="1.25cm" svg:x="0.423cm" svg:y="2.207cm">
          <draw:text-box>
            <text:p text:style-name="P5"><text:span text:style-name="T3">h, u, v, p0, p1_bin, p2_bin, p3_bin, varargin (p4_bin, type, labels,symmetry)</text:span></text:p>
          </draw:text-box>
        </draw:frame>
        <draw:frame draw:style-name="gr3" draw:text-style-name="P6" draw:layer="layout" svg:width="10cm" svg:height="1.25cm" svg:x="10.423cm" svg:y="4.957cm">
          <draw:text-box>
            <text:p text:style-name="P3"><text:span text:style-name="T4">Use varargin to populate appropriate variables </text:span></text:p>
          </draw:text-box>
        </draw:frame>
        <draw:connector draw:style-name="gr4" draw:text-style-name="P7" draw:layer="layout" svg:x1="5.923cm" svg:y1="3.457cm" svg:x2="5.214cm" svg:y2="4.784cm" draw:start-shape="id1" draw:start-glue-point="2" draw:end-shape="id2" draw:end-glue-point="0">
          <text:p text:style-name="P3"/>
        </draw:connector>
        <draw:frame draw:style-name="gr3" draw:text-style-name="P6" draw:layer="layout" svg:width="10cm" svg:height="1.25cm" svg:x="10.423cm" svg:y="5.957cm">
          <draw:text-box>
            <text:p text:style-name="P3"><text:span text:style-name="T4">Check variables are correct length </text:span></text:p>
          </draw:text-box>
        </draw:frame>
        <draw:custom-shape draw:style-name="gr5" draw:text-style-name="P2" draw:id="id9" draw:layer="layout" svg:width="4.183cm" svg:height="0.738cm" svg:x="2.568cm" svg:y="15.847cm">
          <text:p text:style-name="P1"><text:span text:style-name="T1">get_he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id="id3" draw:layer="layout" svg:width="6.024cm" svg:height="2.505cm" svg:x="2.343cm" svg:y="7.353cm">
          <text:p text:style-name="P1"><text:span text:style-name="T4">Is p3_bin an integration ax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6" draw:layer="layout" svg:width="1.5cm" svg:height="0.725cm" svg:x="8.423cm" svg:y="7.832cm">
          <draw:text-box>
            <text:p text:style-name="P3"><text:span text:style-name="T4">yes</text:span></text:p>
          </draw:text-box>
        </draw:frame>
        <draw:frame draw:style-name="gr7" draw:text-style-name="P6" draw:layer="layout" svg:width="1.5cm" svg:height="0.725cm" svg:x="4.323cm" svg:y="9.957cm">
          <draw:text-box>
            <text:p text:style-name="P3"><text:span text:style-name="T4">no</text:span></text:p>
          </draw:text-box>
        </draw:frame>
        <draw:frame draw:style-name="gr8" draw:text-style-name="P6" draw:id="id5" draw:layer="layout" svg:width="5cm" svg:height="0.75cm" svg:x="10.923cm" svg:y="8.257cm">
          <draw:text-box>
            <text:p text:style-name="P3"><text:span text:style-name="T4">Set variable qqq to true</text:span></text:p>
          </draw:text-box>
        </draw:frame>
        <draw:frame draw:style-name="gr8" draw:text-style-name="P6" draw:id="id4" draw:layer="layout" svg:width="5.5cm" svg:height="0.75cm" svg:x="2.623cm" svg:y="11.957cm">
          <draw:text-box>
            <text:p text:style-name="P3"><text:span text:style-name="T4">Set variable qqq to false</text:span></text:p>
          </draw:text-box>
        </draw:frame>
        <draw:connector draw:style-name="gr4" draw:text-style-name="P7" draw:layer="layout" svg:x1="5.354cm" svg:y1="9.858cm" svg:x2="5.373cm" svg:y2="11.957cm" draw:start-shape="id3" draw:start-glue-point="6" draw:end-shape="id4">
          <text:p text:style-name="P3"/>
        </draw:connector>
        <draw:connector draw:style-name="gr4" draw:text-style-name="P7" draw:layer="layout" svg:x1="8.367cm" svg:y1="8.605cm" svg:x2="10.923cm" svg:y2="8.632cm" draw:start-shape="id3" draw:start-glue-point="7" draw:end-shape="id5">
          <text:p text:style-name="P3"/>
        </draw:connector>
        <draw:connector draw:style-name="gr4" draw:text-style-name="P7" draw:layer="layout" svg:x1="5.214cm" svg:y1="5.653cm" svg:x2="5.354cm" svg:y2="7.353cm" draw:start-shape="id2" draw:start-glue-point="2" draw:end-shape="id3" draw:end-glue-point="4">
          <text:p text:style-name="P3"/>
        </draw:connector>
        <draw:custom-shape draw:style-name="gr6" draw:text-style-name="P8" draw:id="id6" draw:layer="layout" svg:width="4.999cm" svg:height="1.83cm" svg:x="10.945cm" svg:y="11.35cm">
          <text:p text:style-name="P1"><text:span text:style-name="T4">Is h a file nam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8.123cm" svg:y1="12.332cm" svg:x2="10.945cm" svg:y2="12.264cm" draw:start-shape="id4" draw:start-glue-point="1" draw:end-shape="id6" draw:end-glue-point="5">
          <text:p text:style-name="P3"/>
        </draw:connector>
        <draw:connector draw:style-name="gr4" draw:text-style-name="P7" draw:layer="layout" svg:x1="13.423cm" svg:y1="9.007cm" svg:x2="13.444cm" svg:y2="11.35cm" draw:start-shape="id5" draw:start-glue-point="2" draw:end-shape="id6" draw:end-glue-point="4">
          <text:p text:style-name="P3"/>
        </draw:connector>
        <draw:frame draw:style-name="gr7" draw:text-style-name="P6" draw:layer="layout" svg:width="1.5cm" svg:height="0.725cm" svg:x="12.823cm" svg:y="12.475cm">
          <draw:text-box>
            <text:p text:style-name="P3"><text:span text:style-name="T4">yes</text:span></text:p>
          </draw:text-box>
        </draw:frame>
        <draw:frame draw:style-name="gr7" draw:text-style-name="P6" draw:layer="layout" svg:width="1.5cm" svg:height="0.725cm" svg:x="16.423cm" svg:y="10.775cm">
          <draw:text-box>
            <text:p text:style-name="P3"><text:span text:style-name="T4">no</text:span></text:p>
          </draw:text-box>
        </draw:frame>
        <draw:frame draw:style-name="gr8" draw:text-style-name="P6" draw:id="id7" draw:layer="layout" svg:width="4cm" svg:height="1.199cm" svg:x="7.823cm" svg:y="13.501cm">
          <draw:text-box>
            <text:p text:style-name="P3"><text:span text:style-name="T4">Set source_is_file to true</text:span></text:p>
          </draw:text-box>
        </draw:frame>
        <draw:frame draw:style-name="gr8" draw:text-style-name="P6" draw:id="id8" draw:layer="layout" svg:width="2.5cm" svg:height="0.75cm" svg:x="3.423cm" svg:y="13.75cm">
          <draw:text-box>
            <text:p text:style-name="P3"><text:span text:style-name="T4">Binfil = h </text:span></text:p>
          </draw:text-box>
        </draw:frame>
        <draw:connector draw:style-name="gr4" draw:text-style-name="P7" draw:layer="layout" svg:x1="13.444cm" svg:y1="13.18cm" svg:x2="11.823cm" svg:y2="14.1cm" draw:start-shape="id6" draw:start-glue-point="6" draw:end-shape="id7" draw:end-glue-point="1">
          <text:p text:style-name="P3"/>
        </draw:connector>
        <draw:connector draw:style-name="gr4" draw:text-style-name="P7" draw:layer="layout" svg:x1="7.823cm" svg:y1="14.1cm" svg:x2="5.923cm" svg:y2="14.125cm" draw:start-shape="id7" draw:start-glue-point="3" draw:end-shape="id8" draw:end-glue-point="1">
          <text:p text:style-name="P3"/>
        </draw:connector>
        <draw:connector draw:style-name="gr4" draw:text-style-name="P7" draw:layer="layout" svg:x1="4.673cm" svg:y1="14.5cm" svg:x2="4.659cm" svg:y2="15.847cm" draw:start-shape="id8" draw:start-glue-point="2" draw:end-shape="id9" draw:end-glue-point="0">
          <text:p text:style-name="P3"/>
        </draw:connector>
        <draw:frame draw:style-name="gr9" draw:text-style-name="P9" draw:layer="layout" svg:width="1.5cm" svg:height="1cm" svg:x="4.923cm" svg:y="14.957cm">
          <draw:text-box>
            <text:p text:style-name="P5"><text:span text:style-name="T5">Binfil</text:span></text:p>
          </draw:text-box>
        </draw:frame>
        <draw:frame draw:style-name="gr10" draw:text-style-name="P10" draw:layer="layout" svg:width="4.5cm" svg:height="0.725cm" svg:x="5.923cm" svg:y="16.975cm">
          <draw:text-box>
            <text:p text:style-name="P3"><text:span text:style-name="T6">h – now a structure</text:span></text:p>
          </draw:text-box>
        </draw:frame>
        <draw:frame draw:style-name="gr3" draw:text-style-name="P6" draw:id="id10" draw:layer="layout" svg:width="7cm" svg:height="1.25cm" svg:x="2.423cm" svg:y="18.95cm">
          <draw:text-box>
            <text:p text:style-name="P3"><text:span text:style-name="T4">Check header information – grid must be hkle and 4 dimensional</text:span></text:p>
          </draw:text-box>
        </draw:frame>
        <draw:connector draw:style-name="gr4" draw:text-style-name="P7" draw:layer="layout" svg:x1="4.659cm" svg:y1="16.585cm" svg:x2="5.923cm" svg:y2="18.95cm" draw:start-shape="id9" draw:start-glue-point="2" draw:end-shape="id10">
          <text:p text:style-name="P3"/>
        </draw:connector>
        <draw:frame draw:style-name="gr8" draw:text-style-name="P6" draw:id="id11" draw:layer="layout" svg:width="4cm" svg:height="1.199cm" svg:x="14.923cm" svg:y="13.2cm">
          <draw:text-box>
            <text:p text:style-name="P3"><text:span text:style-name="T4">Set source_is_file to false</text:span></text:p>
          </draw:text-box>
        </draw:frame>
        <draw:connector draw:style-name="gr4" draw:text-style-name="P7" draw:layer="layout" svg:x1="15.944cm" svg:y1="12.264cm" svg:x2="16.923cm" svg:y2="13.2cm" draw:start-shape="id6" draw:start-glue-point="7" draw:end-shape="id11" draw:end-glue-point="0">
          <text:p text:style-name="P3"/>
        </draw:connector>
        <draw:custom-shape draw:style-name="gr5" draw:text-style-name="P2" draw:id="id12" draw:layer="layout" svg:width="4.183cm" svg:height="0.738cm" svg:x="14.759cm" svg:y="16.288cm">
          <text:p text:style-name="P1"><text:span text:style-name="T1">dnd_checkfield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6.923cm" svg:y1="14.399cm" svg:x2="16.85cm" svg:y2="16.288cm" draw:start-shape="id11" draw:start-glue-point="2" draw:end-shape="id12" draw:end-glue-point="0">
          <text:p text:style-name="P3"/>
        </draw:connector>
        <draw:frame draw:style-name="gr9" draw:text-style-name="P9" draw:layer="layout" svg:width="1cm" svg:height="1cm" svg:x="16.923cm" svg:y="14.7cm">
          <draw:text-box>
            <text:p text:style-name="P5"><text:span text:style-name="T5">h</text:span></text:p>
          </draw:text-box>
        </draw:frame>
        <draw:frame draw:style-name="gr10" draw:text-style-name="P10" draw:layer="layout" svg:width="4.5cm" svg:height="1.199cm" svg:x="16.923cm" svg:y="17.2cm">
          <draw:text-box>
            <text:p text:style-name="P3"><text:span text:style-name="T6">Number of dimensions</text:span></text:p>
          </draw:text-box>
        </draw:frame>
        <draw:frame draw:style-name="gr8" draw:text-style-name="P6" draw:id="id13" draw:layer="layout" svg:width="4cm" svg:height="1.199cm" svg:x="14.923cm" svg:y="19cm">
          <draw:text-box>
            <text:p text:style-name="P3"><text:span text:style-name="T4">Check dimensions is 4</text:span></text:p>
          </draw:text-box>
        </draw:frame>
        <draw:connector draw:style-name="gr4" draw:text-style-name="P7" draw:layer="layout" svg:x1="16.85cm" svg:y1="17.026cm" svg:x2="16.923cm" svg:y2="19cm" draw:start-shape="id12" draw:start-glue-point="2" draw:end-shape="id13" draw:end-glue-point="0">
          <text:p text:style-name="P3"/>
        </draw:connector>
        <draw:custom-shape draw:style-name="gr6" draw:text-style-name="P8" draw:id="id14" draw:layer="layout" svg:width="4.999cm" svg:height="1.443cm" svg:x="8.293cm" svg:y="21.757cm">
          <text:p text:style-name="P1"><text:span text:style-name="T4">Is qqq tru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6.923cm" svg:y1="20.199cm" svg:x2="10.792cm" svg:y2="21.757cm" draw:start-shape="id13" draw:start-glue-point="2" draw:end-shape="id14" draw:end-glue-point="4">
          <text:p text:style-name="P3"/>
        </draw:connector>
        <draw:connector draw:style-name="gr4" draw:text-style-name="P7" draw:layer="layout" svg:x1="5.923cm" svg:y1="20.2cm" svg:x2="10.792cm" svg:y2="21.757cm" draw:start-shape="id10" draw:start-glue-point="2" draw:end-shape="id14" draw:end-glue-point="4">
          <text:p text:style-name="P3"/>
        </draw:connector>
        <draw:frame draw:style-name="gr8" draw:text-style-name="P6" draw:id="id17" draw:layer="layout" svg:width="7cm" svg:height="1.199cm" svg:x="1.923cm" svg:y="23.403cm">
          <draw:text-box>
            <text:p text:style-name="P3"><text:span text:style-name="T4">Step size is middle of p1_bin, p2_bin, p3_bin.</text:span></text:p>
          </draw:text-box>
        </draw:frame>
        <draw:frame draw:style-name="gr8" draw:text-style-name="P6" draw:id="id19" draw:layer="layout" svg:width="6.5cm" svg:height="1.673cm" svg:x="1.923cm" svg:y="24.7cm">
          <draw:text-box>
            <text:p text:style-name="P3"><text:span text:style-name="T4">Centre is centre of 2 values in P4_bin, thickness is difference between 2 values in P4_bin</text:span></text:p>
          </draw:text-box>
        </draw:frame>
        <draw:frame draw:style-name="gr8" draw:text-style-name="P6" draw:id="id16" draw:layer="layout" svg:width="4.5cm" svg:height="0.75cm" svg:x="9.423cm" svg:y="24.501cm">
          <draw:text-box>
            <text:p text:style-name="P3"><text:span text:style-name="T4">Assume centre is 0</text:span></text:p>
          </draw:text-box>
        </draw:frame>
        <draw:custom-shape draw:style-name="gr6" draw:text-style-name="P8" draw:id="id15" draw:layer="layout" svg:width="4.999cm" svg:height="2.547cm" svg:x="14.504cm" svg:y="22.2cm">
          <text:p text:style-name="P1"><text:span text:style-name="T4">Is p3_bin a single numb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3.292cm" svg:y1="22.478cm" svg:x2="17.003cm" svg:y2="22.2cm" draw:start-shape="id14" draw:start-glue-point="7" draw:end-shape="id15" draw:end-glue-point="4">
          <text:p text:style-name="P3"/>
        </draw:connector>
        <draw:frame draw:style-name="gr8" draw:text-style-name="P6" draw:id="id20" draw:layer="layout" svg:width="3.5cm" svg:height="1.199cm" svg:x="9.423cm" svg:y="25.2cm">
          <draw:text-box>
            <text:p text:style-name="P3"><text:span text:style-name="T4">p3_bin must be thickness</text:span></text:p>
          </draw:text-box>
        </draw:frame>
        <draw:frame draw:style-name="gr8" draw:text-style-name="P6" draw:id="id18" draw:layer="layout" svg:width="5.9cm" svg:height="2.621cm" svg:x="14.123cm" svg:y="25.836cm">
          <draw:text-box>
            <text:p text:style-name="P3"><text:span text:style-name="T4">Centre is centre of 2 values in p3_bin, thicknes is difference. Step size middle of p1_bin, p2_bin and thickness </text:span></text:p>
          </draw:text-box>
        </draw:frame>
        <draw:connector draw:style-name="gr4" draw:text-style-name="P7" draw:layer="layout" svg:x1="14.504cm" svg:y1="23.473cm" svg:x2="11.673cm" svg:y2="24.501cm" draw:start-shape="id15" draw:start-glue-point="5" draw:end-shape="id16">
          <text:p text:style-name="P3"/>
        </draw:connector>
        <draw:connector draw:style-name="gr4" draw:text-style-name="P7" draw:layer="layout" svg:x1="8.293cm" svg:y1="22.478cm" svg:x2="5.423cm" svg:y2="23.403cm" draw:start-shape="id14" draw:start-glue-point="5" draw:end-shape="id17">
          <text:p text:style-name="P3"/>
        </draw:connector>
        <draw:connector draw:style-name="gr4" draw:text-style-name="P7" draw:layer="layout" svg:x1="17.003cm" svg:y1="24.747cm" svg:x2="17.073cm" svg:y2="25.836cm" draw:start-shape="id15" draw:start-glue-point="6" draw:end-shape="id18" draw:end-glue-point="0">
          <text:p text:style-name="P3"/>
        </draw:connector>
        <draw:connector draw:style-name="gr4" draw:text-style-name="P7" draw:id="id21" draw:layer="layout" svg:x1="5.173cm" svg:y1="26.373cm" svg:x2="10.339cm" svg:y2="28.575cm" draw:start-shape="id19" draw:start-glue-point="2">
          <text:p text:style-name="P3"/>
        </draw:connector>
        <draw:connector draw:style-name="gr4" draw:text-style-name="P7" draw:layer="layout" draw:line-skew="-2.343cm" svg:x1="11.173cm" svg:y1="26.399cm" svg:x2="7.756cm" svg:y2="27.724cm" draw:start-shape="id20" draw:start-glue-point="2" draw:end-shape="id21" draw:end-glue-point="0">
          <text:p text:style-name="P3"/>
        </draw:connector>
        <draw:connector draw:style-name="gr4" draw:text-style-name="P7" draw:layer="layout" draw:line-skew="0cm -2.343cm" svg:x1="14.123cm" svg:y1="27.146cm" svg:x2="7.756cm" svg:y2="27.724cm" draw:start-shape="id18" draw:start-glue-point="3" draw:end-shape="id21" draw:end-glue-point="0">
          <text:p text:style-name="P3"/>
        </draw:connector>
      </draw:page>
      <draw:page draw:name="page2" draw:style-name="dp1" draw:master-page-name="Default">
        <draw:custom-shape draw:style-name="gr5" draw:text-style-name="P2" draw:id="id22" draw:layer="layout" svg:width="4.183cm" svg:height="0.738cm" svg:x="2.451cm" svg:y="3.378cm">
          <text:p text:style-name="P1"><text:span text:style-name="T1">rlu_to_ustep_matrix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4.518cm" svg:y1="0.488cm" svg:x2="4.542cm" svg:y2="3.378cm" draw:end-shape="id22" draw:end-glue-point="0">
          <text:p text:style-name="P3"/>
        </draw:connector>
        <draw:frame draw:style-name="gr9" draw:text-style-name="P9" draw:layer="layout" svg:width="6cm" svg:height="1.309cm" svg:x="4.723cm" svg:y="1.848cm">
          <draw:text-box>
            <text:p text:style-name="P5"><text:span text:style-name="T5">Lattice parameters, angles, projection axes, ustep, type</text:span></text:p>
          </draw:text-box>
        </draw:frame>
        <draw:custom-shape draw:style-name="gr5" draw:text-style-name="P2" draw:id="id23" draw:layer="layout" svg:width="1.869cm" svg:height="0.738cm" svg:x="10.923cm" svg:y="3.357cm">
          <text:p text:style-name="P1"><text:span text:style-name="T1">bma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24" draw:layer="layout" svg:width="1.869cm" svg:height="0.738cm" svg:x="10.925cm" svg:y="4.569cm">
          <text:p text:style-name="P1"><text:span text:style-name="T1">ubmat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svg:x1="6.634cm" svg:y1="3.747cm" svg:x2="10.923cm" svg:y2="3.726cm" draw:start-shape="id22" draw:start-glue-point="1" draw:end-shape="id23" draw:end-glue-point="3">
          <text:p text:style-name="P3"/>
        </draw:connector>
        <draw:connector draw:style-name="gr11" draw:text-style-name="P7" draw:layer="layout" svg:x1="6.634cm" svg:y1="3.747cm" svg:x2="10.925cm" svg:y2="4.938cm" draw:start-shape="id22" draw:start-glue-point="1" draw:end-shape="id24" draw:end-glue-point="3">
          <text:p text:style-name="P3"/>
        </draw:connector>
        <draw:frame draw:style-name="gr10" draw:text-style-name="P10" draw:layer="layout" svg:width="3.5cm" svg:height="1.199cm" svg:x="4.923cm" svg:y="4.258cm">
          <draw:text-box>
            <text:p text:style-name="P3"><text:span text:style-name="T6">rlu_to_ustep, u_to_rlu, ulen</text:span></text:p>
          </draw:text-box>
        </draw:frame>
        <draw:frame draw:style-name="gr3" draw:text-style-name="P6" draw:layer="layout" svg:width="5.5cm" svg:height="2.147cm" svg:x="14.423cm" svg:y="3.157cm">
          <draw:text-box>
            <text:p text:style-name="P3"><text:span text:style-name="T4">Generates Matrices which can be used to transform co-ordinates into new projection axes</text:span></text:p>
          </draw:text-box>
        </draw:frame>
        <draw:frame draw:style-name="gr3" draw:text-style-name="P6" draw:id="id25" draw:layer="layout" svg:width="7.9cm" svg:height="1.25cm" svg:x="0.623cm" svg:y="6.957cm">
          <draw:text-box>
            <text:p text:style-name="P3"><text:span text:style-name="T4">Get new proj_to_ustep matrix using stored projection and rlu_to_ustep.</text:span></text:p>
          </draw:text-box>
        </draw:frame>
        <draw:connector draw:style-name="gr4" draw:text-style-name="P7" draw:layer="layout" svg:x1="4.542cm" svg:y1="4.116cm" svg:x2="4.573cm" svg:y2="6.957cm" draw:start-shape="id22" draw:start-glue-point="2" draw:end-shape="id25">
          <text:p text:style-name="P3"/>
        </draw:connector>
        <draw:frame draw:style-name="gr8" draw:text-style-name="P6" draw:id="id26" draw:layer="layout" svg:width="10cm" svg:height="0.75cm" svg:x="0.423cm" svg:y="9.707cm">
          <draw:text-box>
            <text:p text:style-name="P3"><text:span text:style-name="T4">Put header information into output object.</text:span></text:p>
          </draw:text-box>
        </draw:frame>
        <draw:connector draw:style-name="gr4" draw:text-style-name="P7" draw:layer="layout" svg:x1="4.573cm" svg:y1="8.207cm" svg:x2="5.423cm" svg:y2="9.707cm" draw:start-shape="id25" draw:start-glue-point="2" draw:end-shape="id26" draw:end-glue-point="0">
          <text:p text:style-name="P3"/>
        </draw:connector>
        <draw:custom-shape draw:style-name="gr6" draw:text-style-name="P8" draw:id="id27" draw:layer="layout" svg:width="5.768cm" svg:height="1.83cm" svg:x="2.509cm" svg:y="11.855cm">
          <text:p text:style-name="P1"><text:span text:style-name="T4">Were labels giv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5.423cm" svg:y1="10.457cm" svg:x2="5.392cm" svg:y2="11.855cm" draw:start-shape="id26" draw:start-glue-point="2" draw:end-shape="id27" draw:end-glue-point="4">
          <text:p text:style-name="P3"/>
        </draw:connector>
        <draw:frame draw:style-name="gr8" draw:text-style-name="P6" draw:id="id28" draw:layer="layout" svg:width="6.5cm" svg:height="1.199cm" svg:x="10.923cm" svg:y="12.158cm">
          <draw:text-box>
            <text:p text:style-name="P3"><text:span text:style-name="T4">Generate labels from projection axes.</text:span></text:p>
          </draw:text-box>
        </draw:frame>
        <draw:frame draw:style-name="gr8" draw:text-style-name="P6" draw:id="id29" draw:layer="layout" svg:width="4cm" svg:height="0.75cm" svg:x="3.323cm" svg:y="15.007cm">
          <draw:text-box>
            <text:p text:style-name="P3"><text:span text:style-name="T4">Use given labels</text:span></text:p>
          </draw:text-box>
        </draw:frame>
        <draw:connector draw:style-name="gr4" draw:text-style-name="P7" draw:layer="layout" svg:x1="8.277cm" svg:y1="12.769cm" svg:x2="10.923cm" svg:y2="12.757cm" draw:start-shape="id27" draw:start-glue-point="7" draw:end-shape="id28" draw:end-glue-point="3">
          <text:p text:style-name="P3"/>
        </draw:connector>
        <draw:connector draw:style-name="gr4" draw:text-style-name="P7" draw:layer="layout" svg:x1="5.392cm" svg:y1="13.685cm" svg:x2="5.323cm" svg:y2="15.007cm" draw:start-shape="id27" draw:start-glue-point="6" draw:end-shape="id29" draw:end-glue-point="0">
          <text:p text:style-name="P3"/>
        </draw:connector>
        <draw:connector draw:style-name="gr4" draw:text-style-name="P7" draw:layer="layout" draw:line-skew="1.203cm" svg:x1="14.173cm" svg:y1="13.357cm" svg:x2="10.163cm" svg:y2="16.95cm" draw:start-shape="id28" draw:start-glue-point="2" draw:end-shape="id30" draw:end-glue-point="4">
          <text:p text:style-name="P3"/>
        </draw:connector>
        <draw:custom-shape draw:style-name="gr6" draw:text-style-name="P8" draw:id="id30" draw:layer="layout" svg:width="4.029cm" svg:height="1.83cm" svg:x="8.149cm" svg:y="16.95cm">
          <text:p text:style-name="P1"><text:span text:style-name="T4">Is qqq tru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5.323cm" svg:y1="15.757cm" svg:x2="10.163cm" svg:y2="16.95cm" draw:start-shape="id29" draw:start-glue-point="2" draw:end-shape="id30" draw:end-glue-point="0">
          <text:p text:style-name="P3"/>
        </draw:connector>
        <draw:connector draw:style-name="gr4" draw:text-style-name="P7" draw:layer="layout" svg:x1="8.149cm" svg:y1="17.864cm" svg:x2="4.423cm" svg:y2="19.057cm" draw:start-shape="id30" draw:start-glue-point="5" draw:end-shape="id31">
          <text:p text:style-name="P3"/>
        </draw:connector>
        <draw:frame draw:style-name="gr7" draw:text-style-name="P6" draw:layer="layout" svg:width="1.5cm" svg:height="0.725cm" svg:x="8.223cm" svg:y="11.957cm">
          <draw:text-box>
            <text:p text:style-name="P3"><text:span text:style-name="T4">no</text:span></text:p>
          </draw:text-box>
        </draw:frame>
        <draw:frame draw:style-name="gr12" draw:text-style-name="P6" draw:layer="layout" svg:width="1.5cm" svg:height="0.775cm" svg:x="5.423cm" svg:y="13.782cm">
          <draw:text-box>
            <text:p text:style-name="P3"><text:span text:style-name="T4">yes</text:span></text:p>
          </draw:text-box>
        </draw:frame>
        <draw:frame draw:style-name="gr8" draw:text-style-name="P6" draw:id="id31" draw:layer="layout" svg:width="6cm" svg:height="1.199cm" svg:x="1.423cm" svg:y="19.057cm">
          <draw:text-box>
            <text:p text:style-name="P3"><text:span text:style-name="T4">Output plot axes are [1, 2, 3], integration axes is 4</text:span></text:p>
          </draw:text-box>
        </draw:frame>
        <draw:frame draw:style-name="gr8" draw:text-style-name="P6" draw:id="id32" draw:layer="layout" svg:width="6.5cm" svg:height="1.199cm" svg:x="6.923cm" svg:y="20.058cm">
          <draw:text-box>
            <text:p text:style-name="P3"><text:span text:style-name="T4">Output plot axes are 1,2,4 integration axis is 3</text:span></text:p>
          </draw:text-box>
        </draw:frame>
        <draw:connector draw:style-name="gr4" draw:text-style-name="P7" draw:layer="layout" svg:x1="10.163cm" svg:y1="18.78cm" svg:x2="10.173cm" svg:y2="20.058cm" draw:start-shape="id30" draw:start-glue-point="6" draw:end-shape="id32" draw:end-glue-point="0">
          <text:p text:style-name="P3"/>
        </draw:connector>
        <draw:custom-shape draw:style-name="gr6" draw:text-style-name="P8" draw:id="id33" draw:layer="layout" svg:width="7.733cm" svg:height="2.784cm" svg:x="1.978cm" svg:y="22.213cm">
          <text:p text:style-name="P1"><text:span text:style-name="T4">Does the grid consist of block spe dat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6.923cm" svg:y1="20.657cm" svg:x2="5.844cm" svg:y2="22.213cm" draw:start-shape="id32" draw:start-glue-point="3" draw:end-shape="id33" draw:end-glue-point="4">
          <text:p text:style-name="P3"/>
        </draw:connector>
        <draw:connector draw:style-name="gr4" draw:text-style-name="P7" draw:layer="layout" draw:line-skew="-0.578cm" svg:x1="4.423cm" svg:y1="20.256cm" svg:x2="5.844cm" svg:y2="22.213cm" draw:start-shape="id31" draw:start-glue-point="2" draw:end-shape="id33">
          <text:p text:style-name="P3"/>
        </draw:connector>
        <draw:frame draw:style-name="gr7" draw:text-style-name="P6" draw:layer="layout" svg:width="1.5cm" svg:height="0.725cm" svg:x="10.423cm" svg:y="18.957cm">
          <draw:text-box>
            <text:p text:style-name="P3"><text:span text:style-name="T4">no</text:span></text:p>
          </draw:text-box>
        </draw:frame>
        <draw:frame draw:style-name="gr12" draw:text-style-name="P6" draw:layer="layout" svg:width="1.5cm" svg:height="0.775cm" svg:x="6.923cm" svg:y="17.182cm">
          <draw:text-box>
            <text:p text:style-name="P3"><text:span text:style-name="T4">yes</text:span></text:p>
          </draw:text-box>
        </draw:frame>
        <draw:connector draw:style-name="gr4" draw:text-style-name="P7" draw:layer="layout" svg:x1="5.844cm" svg:y1="24.997cm" svg:x2="5.862cm" svg:y2="28.9cm" draw:start-shape="id33" draw:start-glue-point="6">
          <text:p text:style-name="P3"/>
        </draw:connector>
        <draw:connector draw:style-name="gr4" draw:text-style-name="P7" draw:layer="layout" svg:x1="9.711cm" svg:y1="23.604cm" svg:x2="12.008cm" svg:y2="22.222cm" draw:start-shape="id33" draw:start-glue-point="7" draw:end-shape="id34" draw:end-glue-point="5">
          <text:p text:style-name="P3"/>
        </draw:connector>
        <draw:frame draw:style-name="gr7" draw:text-style-name="P6" draw:layer="layout" svg:width="1.5cm" svg:height="0.725cm" svg:x="9.623cm" svg:y="22.957cm">
          <draw:text-box>
            <text:p text:style-name="P3"><text:span text:style-name="T4">no</text:span></text:p>
          </draw:text-box>
        </draw:frame>
        <draw:frame draw:style-name="gr12" draw:text-style-name="P6" draw:layer="layout" svg:width="1.5cm" svg:height="0.775cm" svg:x="5.923cm" svg:y="25.182cm">
          <draw:text-box>
            <text:p text:style-name="P3"><text:span text:style-name="T4">yes</text:span></text:p>
          </draw:text-box>
        </draw:frame>
        <draw:custom-shape draw:style-name="gr6" draw:text-style-name="P8" draw:id="id34" draw:layer="layout" svg:width="5.271cm" svg:height="1.83cm" svg:x="12.008cm" svg:y="21.308cm">
          <text:p text:style-name="P1"><text:span text:style-name="T4">Is source a fi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id="id35" draw:layer="layout" svg:width="4.183cm" svg:height="0.738cm" svg:x="15.854cm" svg:y="23.574cm">
          <text:p text:style-name="P1"><text:span text:style-name="T1">get_grd_data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cm" svg:height="1.309cm" svg:x="18.023cm" svg:y="22.057cm">
          <draw:text-box>
            <text:p text:style-name="P5"><text:span text:style-name="T5">h, file id, dimensions</text:span></text:p>
          </draw:text-box>
        </draw:frame>
        <draw:connector draw:style-name="gr4" draw:text-style-name="P7" draw:layer="layout" svg:x1="17.279cm" svg:y1="22.222cm" svg:x2="17.945cm" svg:y2="23.574cm" draw:start-shape="id34" draw:start-glue-point="7" draw:end-shape="id35" draw:end-glue-point="0">
          <text:p text:style-name="P3"/>
        </draw:connector>
        <draw:frame draw:style-name="gr12" draw:text-style-name="P6" draw:layer="layout" svg:width="1.5cm" svg:height="0.775cm" svg:x="16.823cm" svg:y="21.282cm">
          <draw:text-box>
            <text:p text:style-name="P3"><text:span text:style-name="T4">yes</text:span></text:p>
          </draw:text-box>
        </draw:frame>
        <draw:frame draw:style-name="gr7" draw:text-style-name="P6" draw:layer="layout" svg:width="1.5cm" svg:height="0.725cm" svg:x="13.623cm" svg:y="23.232cm">
          <draw:text-box>
            <text:p text:style-name="P3"><text:span text:style-name="T4">no</text:span></text:p>
          </draw:text-box>
        </draw:frame>
        <draw:connector draw:style-name="gr4" draw:text-style-name="P7" draw:id="id36" draw:layer="layout" svg:x1="17.945cm" svg:y1="24.312cm" svg:x2="15.38cm" svg:y2="26.361cm" draw:start-shape="id35" draw:start-glue-point="2">
          <text:p text:style-name="P3"/>
        </draw:connector>
        <draw:connector draw:style-name="gr4" draw:text-style-name="P7" draw:layer="layout" draw:line-skew="-1.999cm" svg:x1="14.643cm" svg:y1="23.138cm" svg:x2="16.662cm" svg:y2="25.587cm" draw:start-shape="id34" draw:start-glue-point="6" draw:end-shape="id36" draw:end-glue-point="0">
          <text:p text:style-name="P3"/>
        </draw:connector>
        <draw:frame draw:style-name="gr10" draw:text-style-name="P10" draw:layer="layout" svg:width="2.612cm" svg:height="1.199cm" svg:x="18.023cm" svg:y="24.357cm">
          <draw:text-box>
            <text:p text:style-name="P3"><text:span text:style-name="T6">h – now a structure</text:span></text:p>
          </draw:text-box>
        </draw:frame>
        <draw:frame draw:style-name="gr8" draw:text-style-name="P6" draw:id="id37" draw:layer="layout" svg:width="6.5cm" svg:height="1.199cm" svg:x="12.923cm" svg:y="26.457cm">
          <draw:text-box>
            <text:p text:style-name="P3"><text:span text:style-name="T4">Permute plot axes / signal to same as input</text:span></text:p>
          </draw:text-box>
        </draw:frame>
        <draw:connector draw:style-name="gr4" draw:text-style-name="P7" draw:layer="layout" svg:x1="16.173cm" svg:y1="27.656cm" svg:x2="16.16cm" svg:y2="29.226cm" draw:start-shape="id37" draw:start-glue-point="2">
          <text:p text:style-name="P3"/>
        </draw:connector>
      </draw:page>
      <draw:page draw:name="page3" draw:style-name="dp1" draw:master-page-name="Default">
        <draw:connector draw:style-name="gr4" draw:text-style-name="P7" draw:layer="layout" svg:x1="2.423cm" svg:y1="0.554cm" svg:x2="3.82cm" svg:y2="2.373cm" draw:end-shape="id38" draw:end-glue-point="5">
          <text:p text:style-name="P3"/>
        </draw:connector>
        <draw:frame draw:style-name="gr12" draw:text-style-name="P6" draw:layer="layout" svg:width="1.5cm" svg:height="0.775cm" svg:x="2.423cm" svg:y="0.457cm">
          <draw:text-box>
            <text:p text:style-name="P3"><text:span text:style-name="T4">yes</text:span></text:p>
          </draw:text-box>
        </draw:frame>
        <draw:custom-shape draw:style-name="gr6" draw:text-style-name="P8" draw:id="id38" draw:layer="layout" svg:width="6.601cm" svg:height="0.871cm" svg:x="0.52cm" svg:y="2.373cm">
          <text:p text:style-name="P1"><text:span text:style-name="T4">Until end of fi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6" draw:layer="layout" svg:width="2.5cm" svg:height="0.725cm" svg:x="3.823cm" svg:y="3.657cm">
          <draw:text-box>
            <text:p text:style-name="P3"><text:span text:style-name="T4">i = i+1</text:span></text:p>
          </draw:text-box>
        </draw:frame>
        <draw:custom-shape draw:style-name="gr6" draw:text-style-name="P8" draw:id="id39" draw:layer="layout" svg:width="4.515cm" svg:height="2.431cm" svg:x="1.577cm" svg:y="4.75cm">
          <text:p text:style-name="P1"><text:span text:style-name="T4">Is the grid sq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3.82cm" svg:y1="3.244cm" svg:x2="3.834cm" svg:y2="4.75cm" draw:start-shape="id38" draw:start-glue-point="8" draw:end-shape="id39" draw:end-glue-point="4">
          <text:p text:style-name="P3"/>
        </draw:connector>
        <draw:custom-shape draw:style-name="gr5" draw:text-style-name="P2" draw:id="id40" draw:layer="layout" svg:width="4.183cm" svg:height="0.738cm" svg:x="1.724cm" svg:y="9.372cm">
          <text:p text:style-name="P1"><text:span text:style-name="T1">get_sqe_databloc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41" draw:layer="layout" svg:width="4.183cm" svg:height="0.738cm" svg:x="10.7cm" svg:y="5.614cm">
          <text:p text:style-name="P1"><text:span text:style-name="T1">get_spe_datablock</text:span>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.5cm" svg:height="0.775cm" svg:x="3.923cm" svg:y="7.182cm">
          <draw:text-box>
            <text:p text:style-name="P3"><text:span text:style-name="T4">yes</text:span></text:p>
          </draw:text-box>
        </draw:frame>
        <draw:frame draw:style-name="gr12" draw:text-style-name="P6" draw:layer="layout" svg:width="4cm" svg:height="0.775cm" svg:x="5.923cm" svg:y="5.182cm">
          <draw:text-box>
            <text:p text:style-name="P3"><text:span text:style-name="T4">No – grid is spe</text:span></text:p>
          </draw:text-box>
        </draw:frame>
        <draw:connector draw:style-name="gr4" draw:text-style-name="P7" draw:layer="layout" svg:x1="3.834cm" svg:y1="7.181cm" svg:x2="3.815cm" svg:y2="9.372cm" draw:start-shape="id39" draw:start-glue-point="6" draw:end-shape="id40" draw:end-glue-point="0">
          <text:p text:style-name="P3"/>
        </draw:connector>
        <draw:connector draw:style-name="gr4" draw:text-style-name="P7" draw:layer="layout" svg:x1="6.092cm" svg:y1="5.965cm" svg:x2="10.7cm" svg:y2="5.983cm" draw:start-shape="id39" draw:start-glue-point="7" draw:end-shape="id41">
          <text:p text:style-name="P3"/>
        </draw:connector>
        <draw:frame draw:style-name="gr13" draw:text-style-name="P9" draw:layer="layout" svg:width="2cm" svg:height="0.78cm" svg:x="3.923cm" svg:y="8.057cm">
          <draw:text-box>
            <text:p text:style-name="P5"><text:span text:style-name="T5">File id</text:span></text:p>
          </draw:text-box>
        </draw:frame>
        <draw:frame draw:style-name="gr13" draw:text-style-name="P9" draw:layer="layout" svg:width="2cm" svg:height="0.78cm" svg:x="9.123cm" svg:y="5.177cm">
          <draw:text-box>
            <text:p text:style-name="P5"><text:span text:style-name="T5">File id</text:span></text:p>
          </draw:text-box>
        </draw:frame>
        <draw:connector draw:style-name="gr4" draw:text-style-name="P7" draw:layer="layout" draw:line-skew="1.915cm" svg:x1="12.791cm" svg:y1="6.352cm" svg:x2="5.523cm" svg:y2="11.732cm" draw:start-shape="id41" draw:start-glue-point="2" draw:end-shape="id42" draw:end-glue-point="0">
          <text:p text:style-name="P3"/>
        </draw:connector>
        <draw:frame draw:style-name="gr10" draw:text-style-name="P10" draw:id="id42" draw:layer="layout" svg:width="1cm" svg:height="0.725cm" svg:x="5.023cm" svg:y="11.732cm">
          <draw:text-box>
            <text:p text:style-name="P3"><text:span text:style-name="T6">h</text:span></text:p>
          </draw:text-box>
        </draw:frame>
        <draw:connector draw:style-name="gr4" draw:text-style-name="P7" draw:layer="layout" draw:line-skew="0.036cm" svg:x1="3.815cm" svg:y1="10.11cm" svg:x2="5.523cm" svg:y2="11.732cm" draw:start-shape="id40" draw:start-glue-point="2" draw:end-shape="id42" draw:end-glue-point="0">
          <text:p text:style-name="P3"/>
        </draw:connector>
        <draw:custom-shape draw:style-name="gr6" draw:text-style-name="P8" draw:id="id43" draw:layer="layout" svg:width="3.115cm" svg:height="1.366cm" svg:x="3.915cm" svg:y="13.286cm">
          <text:p text:style-name="P1"><text:span text:style-name="T4">Is i 1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5.523cm" svg:y1="12.457cm" svg:x2="5.472cm" svg:y2="13.286cm" draw:start-shape="id42" draw:start-glue-point="2" draw:end-shape="id43" draw:end-glue-point="4">
          <text:p text:style-name="P3"/>
        </draw:connector>
        <draw:frame draw:style-name="gr12" draw:text-style-name="P6" draw:layer="layout" svg:width="4cm" svg:height="0.775cm" svg:x="5.923cm" svg:y="5.183cm">
          <draw:text-box>
            <text:p text:style-name="P3"><text:span text:style-name="T4">No – grid is spe</text:span></text:p>
          </draw:text-box>
        </draw:frame>
        <draw:frame draw:style-name="gr12" draw:text-style-name="P6" draw:id="id44" draw:layer="layout" svg:width="3.5cm" svg:height="1.199cm" svg:x="8.023cm" svg:y="13.457cm">
          <draw:text-box>
            <text:p text:style-name="P3"><text:span text:style-name="T4">Initiate signal, error to 0</text:span></text:p>
          </draw:text-box>
        </draw:frame>
        <draw:frame draw:style-name="gr12" draw:text-style-name="P6" draw:id="id45" draw:layer="layout" svg:width="4cm" svg:height="1.199cm" svg:x="12.523cm" svg:y="13.457cm">
          <draw:text-box>
            <text:p text:style-name="P3"><text:span text:style-name="T4">Output plot axes bins</text:span></text:p>
          </draw:text-box>
        </draw:frame>
        <draw:custom-shape draw:style-name="gr6" draw:text-style-name="P8" draw:id="id46" draw:layer="layout" svg:width="6.352cm" svg:height="2.133cm" svg:x="7.032cm" svg:y="16.251cm">
          <text:p text:style-name="P1"><text:span text:style-name="T4">Were energy bins giv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6" draw:id="id47" draw:layer="layout" svg:width="4cm" svg:height="1.215cm" svg:x="13.023cm" svg:y="18.457cm">
          <draw:text-box>
            <text:p text:style-name="P3"><text:span text:style-name="T4">Use energy bins from 1</text:span><text:span text:style-name="T7">st</text:span><text:span text:style-name="T4"> spe file.</text:span></text:p>
          </draw:text-box>
        </draw:frame>
        <draw:connector draw:style-name="gr4" draw:text-style-name="P7" draw:layer="layout" svg:x1="7.03cm" svg:y1="13.968cm" svg:x2="8.023cm" svg:y2="14.056cm" draw:start-shape="id43" draw:start-glue-point="7" draw:end-shape="id44" draw:end-glue-point="3">
          <text:p text:style-name="P3"/>
        </draw:connector>
        <draw:connector draw:style-name="gr4" draw:text-style-name="P7" draw:layer="layout" svg:x1="11.523cm" svg:y1="14.056cm" svg:x2="12.523cm" svg:y2="14.056cm" draw:start-shape="id44" draw:start-glue-point="1" draw:end-shape="id45" draw:end-glue-point="3">
          <text:p text:style-name="P3"/>
        </draw:connector>
        <draw:connector draw:style-name="gr4" draw:text-style-name="P7" draw:layer="layout" svg:x1="14.523cm" svg:y1="14.656cm" svg:x2="10.207cm" svg:y2="16.251cm" draw:start-shape="id45" draw:start-glue-point="2" draw:end-shape="id46" draw:end-glue-point="4">
          <text:p text:style-name="P3"/>
        </draw:connector>
        <draw:connector draw:style-name="gr4" draw:text-style-name="P7" draw:layer="layout" svg:x1="13.384cm" svg:y1="17.317cm" svg:x2="15.023cm" svg:y2="18.457cm" draw:start-shape="id46" draw:start-glue-point="7" draw:end-shape="id47" draw:end-glue-point="0">
          <text:p text:style-name="P3"/>
        </draw:connector>
        <draw:connector draw:style-name="gr4" draw:text-style-name="P7" draw:layer="layout" svg:x1="10.207cm" svg:y1="18.384cm" svg:x2="10.223cm" svg:y2="20.457cm" draw:start-shape="id46" draw:start-glue-point="6" draw:end-shape="id48" draw:end-glue-point="0">
          <text:p text:style-name="P3"/>
        </draw:connector>
        <draw:connector draw:style-name="gr4" draw:text-style-name="P7" draw:layer="layout" svg:x1="5.472cm" svg:y1="14.65cm" svg:x2="5.423cm" svg:y2="21.357cm" draw:start-shape="id43" draw:start-glue-point="6" draw:end-shape="id49">
          <text:p text:style-name="P3"/>
        </draw:connector>
        <draw:connector draw:style-name="gr4" draw:text-style-name="P7" draw:id="id48" draw:layer="layout" draw:line-skew="-0.058cm" svg:x1="15.023cm" svg:y1="19.672cm" svg:x2="5.423cm" svg:y2="21.357cm" draw:start-shape="id47" draw:start-glue-point="2" draw:end-shape="id49" draw:end-glue-point="0">
          <text:p text:style-name="P3"/>
        </draw:connector>
        <draw:frame draw:style-name="gr12" draw:text-style-name="P6" draw:id="id49" draw:layer="layout" svg:width="4cm" svg:height="1.199cm" svg:x="3.423cm" svg:y="21.357cm">
          <draw:text-box>
            <text:p text:style-name="P3"><text:span text:style-name="T4">Output plot axes bins</text:span></text:p>
          </draw:text-box>
        </draw:frame>
        <draw:frame draw:style-name="gr12" draw:text-style-name="P6" draw:layer="layout" svg:width="1.5cm" svg:height="0.775cm" svg:x="10.123cm" svg:y="18.357cm">
          <draw:text-box>
            <text:p text:style-name="P3"><text:span text:style-name="T4">yes</text:span></text:p>
          </draw:text-box>
        </draw:frame>
        <draw:frame draw:style-name="gr12" draw:text-style-name="P6" draw:layer="layout" svg:width="1.5cm" svg:height="0.775cm" svg:x="13.423cm" svg:y="16.682cm">
          <draw:text-box>
            <text:p text:style-name="P3"><text:span text:style-name="T4">no</text:span></text:p>
          </draw:text-box>
        </draw:frame>
        <draw:frame draw:style-name="gr12" draw:text-style-name="P6" draw:id="id50" draw:layer="layout" svg:width="4cm" svg:height="1.673cm" svg:x="3.423cm" svg:y="23.957cm">
          <draw:text-box>
            <text:p text:style-name="P3"><text:span text:style-name="T4">Convert h.v using proj_to_ustep. Fill energy matrix</text:span></text:p>
          </draw:text-box>
        </draw:frame>
        <draw:connector draw:style-name="gr4" draw:text-style-name="P7" draw:layer="layout" svg:x1="5.423cm" svg:y1="22.556cm" svg:x2="5.423cm" svg:y2="23.957cm" draw:start-shape="id49" draw:start-glue-point="2" draw:end-shape="id50" draw:end-glue-point="0">
          <text:p text:style-name="P3"/>
        </draw:connector>
        <draw:connector draw:style-name="gr4" draw:text-style-name="P7" draw:layer="layout" svg:x1="5.423cm" svg:y1="25.63cm" svg:x2="5.414cm" svg:y2="28.819cm" draw:start-shape="id50" draw:start-glue-point="2">
          <text:p text:style-name="P3"/>
        </draw:connector>
        <draw:connector draw:style-name="gr4" draw:text-style-name="P7" draw:layer="layout" draw:line-skew="4.881cm" svg:x1="17.463cm" svg:y1="29.145cm" svg:x2="7.121cm" svg:y2="2.808cm" draw:end-shape="id38">
          <text:p text:style-name="P3"/>
        </draw:connector>
        <draw:connector draw:style-name="gr4" draw:text-style-name="P7" draw:layer="layout" svg:x1="18.887cm" svg:y1="0.407cm" svg:x2="18.887cm" svg:y2="29.307cm">
          <text:p text:style-name="P3"/>
        </draw:connector>
      </draw:page>
      <draw:page draw:name="page4" draw:style-name="dp1" draw:master-page-name="Default">
        <draw:custom-shape draw:style-name="gr6" draw:text-style-name="P8" draw:id="id51" draw:layer="layout" svg:width="5cm" svg:height="1.725cm" svg:x="0.905cm" svg:y="2.311cm">
          <text:p text:style-name="P1"><text:span text:style-name="T4">Is qqq tru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3.053cm" svg:y1="0.203cm" svg:x2="3.404cm" svg:y2="2.311cm" draw:end-shape="id51" draw:end-glue-point="4">
          <text:p text:style-name="P3"/>
        </draw:connector>
        <draw:frame draw:style-name="gr12" draw:text-style-name="P6" draw:id="id52" draw:layer="layout" svg:width="4cm" svg:height="1.199cm" svg:x="1.423cm" svg:y="5.258cm">
          <draw:text-box>
            <text:p text:style-name="P3"><text:span text:style-name="T4">Convert vstep into index array.</text:span></text:p>
          </draw:text-box>
        </draw:frame>
        <draw:frame draw:style-name="gr12" draw:text-style-name="P6" draw:layer="layout" svg:width="4cm" svg:height="1.199cm" svg:x="1.423cm" svg:y="6.458cm">
          <draw:text-box>
            <text:p text:style-name="P3"><text:span text:style-name="T4">Do same with energy matrix</text:span></text:p>
          </draw:text-box>
        </draw:frame>
        <draw:frame draw:style-name="gr12" draw:text-style-name="P6" draw:layer="layout" svg:width="4.5cm" svg:height="0.775cm" svg:x="1.423cm" svg:y="7.758cm">
          <draw:text-box>
            <text:p text:style-name="P3"><text:span text:style-name="T4">Filter data by energy</text:span></text:p>
          </draw:text-box>
        </draw:frame>
        <draw:frame draw:style-name="gr12" draw:text-style-name="P6" draw:layer="layout" svg:width="4cm" svg:height="0.775cm" svg:x="1.423cm" svg:y="8.582cm">
          <draw:text-box>
            <text:p text:style-name="P3"><text:span text:style-name="T4">Filter by plot axes</text:span></text:p>
          </draw:text-box>
        </draw:frame>
        <draw:frame draw:style-name="gr12" draw:text-style-name="P6" draw:id="id54" draw:layer="layout" svg:width="4cm" svg:height="0.775cm" svg:x="1.423cm" svg:y="9.382cm">
          <draw:text-box>
            <text:p text:style-name="P3"><text:span text:style-name="T4">Accumulate signal</text:span></text:p>
          </draw:text-box>
        </draw:frame>
        <draw:frame draw:style-name="gr12" draw:text-style-name="P6" draw:id="id53" draw:layer="layout" svg:width="4cm" svg:height="1.199cm" svg:x="8.423cm" svg:y="4.758cm">
          <draw:text-box>
            <text:p text:style-name="P3"><text:span text:style-name="T4">Convert vstep into index array.</text:span></text:p>
          </draw:text-box>
        </draw:frame>
        <draw:frame draw:style-name="gr12" draw:text-style-name="P6" draw:layer="layout" svg:width="4cm" svg:height="1.199cm" svg:x="8.423cm" svg:y="6.258cm">
          <draw:text-box>
            <text:p text:style-name="P3"><text:span text:style-name="T4">Do same with energy matrix</text:span></text:p>
          </draw:text-box>
        </draw:frame>
        <draw:frame draw:style-name="gr12" draw:text-style-name="P6" draw:layer="layout" svg:width="4.5cm" svg:height="0.775cm" svg:x="8.423cm" svg:y="7.682cm">
          <draw:text-box>
            <text:p text:style-name="P3"><text:span text:style-name="T4">Filter data by axes 3</text:span></text:p>
          </draw:text-box>
        </draw:frame>
        <draw:frame draw:style-name="gr12" draw:text-style-name="P6" draw:layer="layout" svg:width="5cm" svg:height="0.775cm" svg:x="8.423cm" svg:y="8.682cm">
          <draw:text-box>
            <text:p text:style-name="P3"><text:span text:style-name="T4">Filter by other axes</text:span></text:p>
          </draw:text-box>
        </draw:frame>
        <draw:frame draw:style-name="gr12" draw:text-style-name="P6" draw:id="id55" draw:layer="layout" svg:width="4cm" svg:height="0.775cm" svg:x="8.423cm" svg:y="9.382cm">
          <draw:text-box>
            <text:p text:style-name="P3"><text:span text:style-name="T4">Accumulate signal</text:span></text:p>
          </draw:text-box>
        </draw:frame>
        <draw:connector draw:style-name="gr4" draw:text-style-name="P7" draw:layer="layout" svg:x1="3.404cm" svg:y1="4.036cm" svg:x2="3.423cm" svg:y2="5.258cm" draw:start-shape="id51" draw:start-glue-point="6" draw:end-shape="id52" draw:end-glue-point="0">
          <text:p text:style-name="P3"/>
        </draw:connector>
        <draw:connector draw:style-name="gr4" draw:text-style-name="P7" draw:layer="layout" svg:x1="5.905cm" svg:y1="3.173cm" svg:x2="10.423cm" svg:y2="4.758cm" draw:start-shape="id51" draw:start-glue-point="7" draw:end-shape="id53" draw:end-glue-point="0">
          <text:p text:style-name="P3"/>
        </draw:connector>
        <draw:frame draw:style-name="gr12" draw:text-style-name="P6" draw:layer="layout" svg:width="1.5cm" svg:height="0.775cm" svg:x="3.423cm" svg:y="3.957cm">
          <draw:text-box>
            <text:p text:style-name="P3"><text:span text:style-name="T4">yes</text:span></text:p>
          </draw:text-box>
        </draw:frame>
        <draw:frame draw:style-name="gr12" draw:text-style-name="P6" draw:layer="layout" svg:width="1.5cm" svg:height="0.775cm" svg:x="5.923cm" svg:y="2.457cm">
          <draw:text-box>
            <text:p text:style-name="P3"><text:span text:style-name="T4">no</text:span></text:p>
          </draw:text-box>
        </draw:frame>
        <draw:connector draw:style-name="gr4" draw:text-style-name="P7" draw:id="id56" draw:layer="layout" draw:line-skew="1.8cm" svg:x1="3.423cm" svg:y1="10.157cm" svg:x2="16.771cm" svg:y2="1.262cm" draw:start-shape="id54" draw:start-glue-point="2">
          <text:p text:style-name="P3"/>
        </draw:connector>
        <draw:connector draw:style-name="gr4" draw:text-style-name="P7" draw:layer="layout" draw:line-skew="-1.725cm" svg:x1="10.423cm" svg:y1="10.157cm" svg:x2="10.097cm" svg:y2="12.457cm" draw:start-shape="id55" draw:start-glue-point="2" draw:end-shape="id56" draw:end-glue-point="0">
          <text:p text:style-name="P3"/>
        </draw:connector>
        <draw:connector draw:style-name="gr4" draw:text-style-name="P7" draw:layer="layout" draw:line-skew="6.203cm" svg:x1="18.897cm" svg:y1="0.457cm" svg:x2="6.932cm" svg:y2="14.626cm" draw:end-shape="id57" draw:end-glue-point="4">
          <text:p text:style-name="P3"/>
        </draw:connector>
        <draw:custom-shape draw:style-name="gr6" draw:text-style-name="P8" draw:id="id57" draw:layer="layout" svg:width="6.352cm" svg:height="2.133cm" svg:x="3.757cm" svg:y="14.626cm">
          <text:p text:style-name="P1"><text:span text:style-name="T4">Were energy bins giv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6" draw:id="id58" draw:layer="layout" svg:width="4cm" svg:height="1.199cm" svg:x="9.748cm" svg:y="16.832cm">
          <draw:text-box>
            <text:p text:style-name="P3"><text:span text:style-name="T4">Use energy bins from input object</text:span></text:p>
          </draw:text-box>
        </draw:frame>
        <draw:connector draw:style-name="gr4" draw:text-style-name="P7" draw:id="id59" draw:layer="layout" svg:x1="6.932cm" svg:y1="16.759cm" svg:x2="3.664cm" svg:y2="21.614cm" draw:start-shape="id57" draw:start-glue-point="6">
          <text:p text:style-name="P3"/>
        </draw:connector>
        <draw:connector draw:style-name="gr4" draw:text-style-name="P7" draw:layer="layout" svg:x1="11.748cm" svg:y1="18.031cm" svg:x2="5.298cm" svg:y2="19.437cm" draw:start-shape="id58" draw:start-glue-point="2" draw:end-shape="id59" draw:end-glue-point="0">
          <text:p text:style-name="P3"/>
        </draw:connector>
        <draw:frame draw:style-name="gr12" draw:text-style-name="P6" draw:layer="layout" svg:width="1.5cm" svg:height="0.775cm" svg:x="10.148cm" svg:y="15.057cm">
          <draw:text-box>
            <text:p text:style-name="P3"><text:span text:style-name="T4">no</text:span></text:p>
          </draw:text-box>
        </draw:frame>
        <draw:connector draw:style-name="gr4" draw:text-style-name="P7" draw:layer="layout" svg:x1="10.109cm" svg:y1="15.692cm" svg:x2="11.748cm" svg:y2="16.832cm" draw:start-shape="id57" draw:start-glue-point="7" draw:end-shape="id58" draw:end-glue-point="0">
          <text:p text:style-name="P3"/>
        </draw:connector>
        <draw:frame draw:style-name="gr12" draw:text-style-name="P6" draw:layer="layout" svg:width="1.5cm" svg:height="0.775cm" svg:x="7.023cm" svg:y="16.957cm">
          <draw:text-box>
            <text:p text:style-name="P3"><text:span text:style-name="T4">yes</text:span></text:p>
          </draw:text-box>
        </draw:frame>
        <draw:frame draw:style-name="gr12" draw:text-style-name="P6" draw:layer="layout" svg:width="4cm" svg:height="0.775cm" svg:x="1.923cm" svg:y="21.957cm">
          <draw:text-box>
            <text:p text:style-name="P3"><text:span text:style-name="T4">Initiate arrays </text:span></text:p>
          </draw:text-box>
        </draw:frame>
        <draw:frame draw:style-name="gr12" draw:text-style-name="P6" draw:layer="layout" svg:width="4cm" svg:height="0.775cm" svg:x="1.923cm" svg:y="22.758cm">
          <draw:text-box>
            <text:p text:style-name="P3"><text:span text:style-name="T4">Get bin centres</text:span></text:p>
          </draw:text-box>
        </draw:frame>
        <draw:frame draw:style-name="gr12" draw:text-style-name="P6" draw:id="id60" draw:layer="layout" svg:width="6.5cm" svg:height="1.673cm" svg:x="1.923cm" svg:y="23.784cm">
          <draw:text-box>
            <text:p text:style-name="P3"><text:span text:style-name="T4">NaN signal should be changed to 0, and contribution (n) should also be 0, else n is 1</text:span></text:p>
          </draw:text-box>
        </draw:frame>
        <draw:connector draw:style-name="gr14" draw:text-style-name="P7" draw:layer="layout" svg:x1="1.923cm" svg:y1="24.62cm" svg:x2="0.905cm" svg:y2="3.173cm" draw:start-shape="id60" draw:start-glue-point="3" draw:end-shape="id51" draw:end-glue-point="5">
          <text:p text:style-name="P3"/>
        </draw:connector>
        <draw:connector draw:style-name="gr15" draw:text-style-name="P7" draw:layer="layout" draw:line-skew="0.5cm" svg:x1="6.065cm" svg:y1="12.496cm" svg:x2="0.923cm" svg:y2="27.171cm" draw:end-shape="id61" draw:end-glue-point="3">
          <text:p text:style-name="P3"/>
        </draw:connector>
        <draw:connector draw:style-name="gr14" draw:text-style-name="P7" draw:layer="layout" svg:x1="4.803cm" svg:y1="12.496cm" svg:x2="0.923cm" svg:y2="27.171cm" draw:end-shape="id61" draw:end-glue-point="3">
          <text:p text:style-name="P3"/>
        </draw:connector>
        <draw:frame draw:style-name="gr12" draw:text-style-name="P6" draw:id="id61" draw:layer="layout" svg:width="6.5cm" svg:height="0.775cm" svg:x="0.923cm" svg:y="26.784cm">
          <draw:text-box>
            <text:p text:style-name="P3"><text:span text:style-name="T4">Normalise by n. Create object</text:span></text:p>
          </draw:text-box>
        </draw:frame>
      </draw:page>
      <draw:page draw:name="page5" draw:style-name="dp1" draw:master-page-name="Default">
        <draw:custom-shape draw:style-name="gr16" draw:text-style-name="P2" draw:id="id70" draw:layer="layout" svg:width="3.477cm" svg:height="0.49cm" svg:x="2.968cm" svg:y="21.665cm">
          <text:p text:style-name="P1"><text:span text:style-name="T1">ms_load_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id="id72" draw:layer="layout" svg:width="3.477cm" svg:height="0.571cm" svg:x="12.146cm" svg:y="21.608cm">
          <text:p text:style-name="P1"><text:span text:style-name="T1">fromwindow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83cm" svg:height="0.686cm" svg:x="13.381cm" svg:y="30.223cm">
          <text:p text:style-name="P1"><text:span text:style-name="T1">write_grid_dat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698cm" svg:height="0.678cm" svg:x="16.511cm" svg:y="31.547cm">
          <text:p text:style-name="P1"><text:span text:style-name="T1">genie_putfil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id="id62" draw:layer="layout" svg:width="3.477cm" svg:height="0.49cm" svg:x="2.195cm" svg:y="4.589cm">
          <text:p text:style-name="P1"><text:span text:style-name="T1">ms_set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4.908cm" svg:height="1.216cm" svg:x="0.924cm" svg:y="0.741cm">
          <draw:text-box>
            <text:p text:style-name="P3"><text:span text:style-name="T2">Horace – gen_sqe flow chart page 2</text:span></text:p>
          </draw:text-box>
        </draw:frame>
        <draw:connector draw:style-name="gr4" draw:text-style-name="P7" draw:layer="layout" svg:x1="3.745cm" svg:y1="3.053cm" svg:x2="3.933cm" svg:y2="4.589cm" draw:end-shape="id62" draw:end-glue-point="0">
          <text:p text:style-name="P3"/>
        </draw:connector>
        <draw:custom-shape draw:style-name="gr16" draw:text-style-name="P2" draw:id="id69" draw:layer="layout" svg:width="3.477cm" svg:height="0.49cm" svg:x="2.945cm" svg:y="20.304cm">
          <text:p text:style-name="P1"><text:span text:style-name="T1">ms_set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id="id64" draw:layer="layout" svg:width="8.5cm" svg:height="1.25cm" svg:x="8.423cm" svg:y="8.707cm">
          <draw:text-box>
            <text:p text:style-name="P5"><text:span text:style-name="T8">Generate labels from projection axes</text:span></text:p>
          </draw:text-box>
        </draw:frame>
        <draw:frame draw:style-name="gr10" draw:text-style-name="P10" draw:layer="layout" svg:width="4.5cm" svg:height="0.725cm" svg:x="4.923cm" svg:y="5.457cm">
          <draw:text-box>
            <text:p text:style-name="P3"><text:span text:style-name="T6">No outputs</text:span></text:p>
          </draw:text-box>
        </draw:frame>
        <draw:frame draw:style-name="gr10" draw:text-style-name="P11" draw:layer="layout" svg:width="4cm" svg:height="0.725cm" svg:x="3.923cm" svg:y="3.732cm">
          <draw:text-box>
            <text:p text:style-name="P3"><text:span text:style-name="T9">Projection axes</text:span></text:p>
          </draw:text-box>
        </draw:frame>
        <draw:custom-shape draw:style-name="gr6" draw:text-style-name="P8" draw:id="id63" draw:layer="layout" svg:width="5.038cm" svg:height="2.091cm" svg:x="1.852cm" svg:y="7.122cm">
          <text:p text:style-name="P1"><text:span text:style-name="T4">Were labels giv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3.933cm" svg:y1="5.079cm" svg:x2="4.37cm" svg:y2="7.122cm" draw:start-shape="id62" draw:start-glue-point="2" draw:end-shape="id63" draw:end-glue-point="4">
          <text:p text:style-name="P3"/>
        </draw:connector>
        <draw:connector draw:style-name="gr4" draw:text-style-name="P7" draw:layer="layout" svg:x1="6.89cm" svg:y1="8.167cm" svg:x2="8.423cm" svg:y2="9.332cm" draw:start-shape="id63" draw:start-glue-point="7" draw:end-shape="id64" draw:end-glue-point="3">
          <text:p text:style-name="P3"/>
        </draw:connector>
        <draw:connector draw:style-name="gr4" draw:text-style-name="P7" draw:layer="layout" svg:x1="4.37cm" svg:y1="9.213cm" svg:x2="4.351cm" svg:y2="11.147cm" draw:start-shape="id63" draw:start-glue-point="6" draw:end-shape="id65" draw:end-glue-point="0">
          <text:p text:style-name="P3"/>
        </draw:connector>
        <draw:custom-shape draw:style-name="gr16" draw:text-style-name="P2" draw:id="id65" draw:layer="layout" svg:width="3.477cm" svg:height="0.49cm" svg:x="2.613cm" svg:y="11.147cm">
          <text:p text:style-name="P1"><text:span text:style-name="T1">ms_set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4cm" svg:height="0.725cm" svg:x="5.423cm" svg:y="10.457cm">
          <draw:text-box>
            <text:p text:style-name="P3"><text:span text:style-name="T9">Labels</text:span></text:p>
          </draw:text-box>
        </draw:frame>
        <draw:connector draw:style-name="gr4" draw:text-style-name="P7" draw:layer="layout" svg:x1="12.673cm" svg:y1="9.957cm" svg:x2="6.09cm" svg:y2="11.392cm" draw:start-shape="id64" draw:start-glue-point="2" draw:end-shape="id65" draw:end-glue-point="1">
          <text:p text:style-name="P3"/>
        </draw:connector>
        <draw:frame draw:style-name="gr10" draw:text-style-name="P10" draw:layer="layout" svg:width="4.5cm" svg:height="0.725cm" svg:x="4.923cm" svg:y="11.957cm">
          <draw:text-box>
            <text:p text:style-name="P3"><text:span text:style-name="T6">No outputs</text:span></text:p>
          </draw:text-box>
        </draw:frame>
        <draw:custom-shape draw:style-name="gr6" draw:text-style-name="P8" draw:id="id66" draw:layer="layout" svg:width="6.601cm" svg:height="0.871cm" svg:x="1.033cm" svg:y="13.621cm">
          <text:p text:style-name="P1"><text:span text:style-name="T4">Until end of fi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7" draw:layer="layout" svg:x1="4.351cm" svg:y1="11.637cm" svg:x2="4.333cm" svg:y2="13.621cm" draw:start-shape="id65" draw:start-glue-point="2" draw:end-shape="id66" draw:end-glue-point="5">
          <text:p text:style-name="P3"/>
        </draw:connector>
        <draw:custom-shape draw:style-name="gr6" draw:text-style-name="P8" draw:id="id67" draw:layer="layout" svg:width="7.341cm" svg:height="2.091cm" svg:x="0.451cm" svg:y="16.484cm">
          <text:p text:style-name="P1"><text:span text:style-name="T4">Were incident energies giv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9" draw:layer="layout" svg:width="4.5cm" svg:height="1cm" svg:x="9.423cm" svg:y="16.457cm">
          <draw:text-box>
            <text:p text:style-name="P5"><text:span text:style-name="T5">incident_energy(i)</text:span></text:p>
          </draw:text-box>
        </draw:frame>
        <draw:connector draw:style-name="gr4" draw:text-style-name="P7" draw:layer="layout" svg:x1="4.333cm" svg:y1="14.492cm" svg:x2="4.12cm" svg:y2="16.484cm" draw:start-shape="id66" draw:start-glue-point="8" draw:end-shape="id67" draw:end-glue-point="4">
          <text:p text:style-name="P3"/>
        </draw:connector>
        <draw:frame draw:style-name="gr3" draw:text-style-name="P6" draw:layer="layout" svg:width="8.5cm" svg:height="1.25cm" svg:x="4.423cm" svg:y="14.707cm">
          <draw:text-box>
            <text:p text:style-name="P5"><text:span text:style-name="T8">i = i + 1</text:span></text:p>
          </draw:text-box>
        </draw:frame>
        <draw:custom-shape draw:style-name="gr16" draw:text-style-name="P2" draw:id="id68" draw:layer="layout" svg:width="3.477cm" svg:height="0.49cm" svg:x="11.17cm" svg:y="17.309cm">
          <text:p text:style-name="P1"><text:span text:style-name="T1">ms_set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svg:x1="7.79cm" svg:y1="17.529cm" svg:x2="11.17cm" svg:y2="17.554cm" draw:start-shape="id67" draw:start-glue-point="7" draw:end-shape="id68" draw:end-glue-point="3">
          <text:p text:style-name="P3"/>
        </draw:connector>
        <draw:frame draw:style-name="gr9" draw:text-style-name="P12" draw:layer="layout" svg:width="1.5cm" svg:height="1cm" svg:x="4.423cm" svg:y="9.457cm">
          <draw:text-box>
            <text:p text:style-name="P5"><text:span text:style-name="T8">yes</text:span></text:p>
          </draw:text-box>
        </draw:frame>
        <draw:frame draw:style-name="gr9" draw:text-style-name="P12" draw:layer="layout" svg:width="1.5cm" svg:height="1cm" svg:x="6.923cm" svg:y="7.457cm">
          <draw:text-box>
            <text:p text:style-name="P5"><text:span text:style-name="T8">no</text:span></text:p>
          </draw:text-box>
        </draw:frame>
        <draw:frame draw:style-name="gr9" draw:text-style-name="P12" draw:layer="layout" svg:width="1.5cm" svg:height="1cm" svg:x="4.423cm" svg:y="18.457cm">
          <draw:text-box>
            <text:p text:style-name="P5"><text:span text:style-name="T8">no</text:span></text:p>
          </draw:text-box>
        </draw:frame>
        <draw:frame draw:style-name="gr9" draw:text-style-name="P12" draw:layer="layout" svg:width="1.5cm" svg:height="1cm" svg:x="7.923cm" svg:y="17.457cm">
          <draw:text-box>
            <text:p text:style-name="P5"><text:span text:style-name="T8">yes</text:span></text:p>
          </draw:text-box>
        </draw:frame>
        <draw:frame draw:style-name="gr9" draw:text-style-name="P9" draw:layer="layout" svg:width="4.5cm" svg:height="1.309cm" svg:x="5.923cm" svg:y="19.148cm">
          <draw:text-box>
            <text:p text:style-name="P5"><text:span text:style-name="T5">filename(i), file_path, psi(i)</text:span></text:p>
          </draw:text-box>
        </draw:frame>
        <draw:custom-shape draw:style-name="gr16" draw:text-style-name="P2" draw:id="id71" draw:layer="layout" svg:width="3.477cm" svg:height="0.49cm" svg:x="7.662cm" svg:y="21.647cm">
          <text:p text:style-name="P1"><text:span text:style-name="T1">ms_calc_pro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svg:x1="4.12cm" svg:y1="18.575cm" svg:x2="4.683cm" svg:y2="20.304cm" draw:start-shape="id67" draw:start-glue-point="6" draw:end-shape="id69" draw:end-glue-point="0">
          <text:p text:style-name="P3"/>
        </draw:connector>
        <draw:connector draw:style-name="gr4" draw:text-style-name="P7" draw:layer="layout" svg:x1="4.683cm" svg:y1="20.794cm" svg:x2="4.706cm" svg:y2="21.665cm" draw:start-shape="id69" draw:start-glue-point="2" draw:end-shape="id70" draw:end-glue-point="0">
          <text:p text:style-name="P3"/>
        </draw:connector>
        <draw:connector draw:style-name="gr4" draw:text-style-name="P7" draw:layer="layout" svg:x1="6.445cm" svg:y1="21.91cm" svg:x2="7.662cm" svg:y2="21.892cm" draw:start-shape="id70" draw:start-glue-point="1" draw:end-shape="id71" draw:end-glue-point="3">
          <text:p text:style-name="P3"/>
        </draw:connector>
        <draw:connector draw:style-name="gr4" draw:text-style-name="P7" draw:layer="layout" svg:x1="11.139cm" svg:y1="21.892cm" svg:x2="12.146cm" svg:y2="21.893cm" draw:start-shape="id71" draw:start-glue-point="1" draw:end-shape="id72" draw:end-glue-point="3">
          <text:p text:style-name="P3"/>
        </draw:connector>
        <draw:custom-shape draw:style-name="gr6" draw:text-style-name="P8" draw:id="id73" draw:layer="layout" svg:width="6.043cm" svg:height="1.774cm" svg:x="1.819cm" svg:y="23.461cm">
          <text:p text:style-name="P1"><text:span text:style-name="T4">Is i 1 AND NOT app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3.884cm" svg:y1="22.179cm" svg:x2="4.84cm" svg:y2="23.461cm" draw:start-shape="id72" draw:start-glue-point="2" draw:end-shape="id73" draw:end-glue-point="4">
          <text:p text:style-name="P3"/>
        </draw:connector>
        <draw:frame draw:style-name="gr9" draw:text-style-name="P12" draw:id="id74" draw:layer="layout" svg:width="8.5cm" svg:height="1cm" svg:x="9.923cm" svg:y="23.857cm">
          <draw:text-box>
            <text:p text:style-name="P5"><text:span text:style-name="T8">Write header information at top of file.</text:span></text:p>
          </draw:text-box>
        </draw:frame>
        <draw:connector draw:style-name="gr4" draw:text-style-name="P7" draw:layer="layout" svg:x1="7.862cm" svg:y1="24.347cm" svg:x2="9.923cm" svg:y2="24.357cm" draw:start-shape="id73" draw:start-glue-point="7" draw:end-shape="id74">
          <text:p text:style-name="P3"/>
        </draw:connector>
        <draw:connector draw:style-name="gr4" draw:text-style-name="P7" draw:id="id75" draw:layer="layout" svg:x1="4.84cm" svg:y1="25.235cm" svg:x2="7.978cm" svg:y2="28.615cm" draw:start-shape="id73" draw:start-glue-point="6">
          <text:p text:style-name="P3"/>
        </draw:connector>
        <draw:connector draw:style-name="gr4" draw:text-style-name="P7" draw:layer="layout" draw:line-skew="-3.383cm" svg:x1="14.173cm" svg:y1="24.857cm" svg:x2="6.409cm" svg:y2="27.176cm" draw:start-shape="id74" draw:start-glue-point="2" draw:end-shape="id75" draw:end-glue-point="0">
          <text:p text:style-name="P3"/>
        </draw:connector>
        <draw:frame draw:style-name="gr9" draw:text-style-name="P12" draw:layer="layout" svg:width="1.5cm" svg:height="1cm" svg:x="7.423cm" svg:y="23.457cm">
          <draw:text-box>
            <text:p text:style-name="P5"><text:span text:style-name="T8">yes</text:span></text:p>
          </draw:text-box>
        </draw:frame>
        <draw:frame draw:style-name="gr9" draw:text-style-name="P12" draw:layer="layout" svg:width="1.5cm" svg:height="1cm" svg:x="3.923cm" svg:y="25.457cm">
          <draw:text-box>
            <text:p text:style-name="P5"><text:span text:style-name="T8">no</text:span></text:p>
          </draw:text-box>
        </draw:frame>
        <draw:frame draw:style-name="gr10" draw:text-style-name="P10" draw:layer="layout" svg:width="4.5cm" svg:height="0.725cm" svg:x="13.923cm" svg:y="22.732cm">
          <draw:text-box>
            <text:p text:style-name="P3"><text:span text:style-name="T6">Data</text:span></text:p>
          </draw:text-box>
        </draw:frame>
        <draw:connector draw:style-name="gr4" draw:text-style-name="P7" draw:layer="layout" svg:x1="12.908cm" svg:y1="17.799cm" svg:x2="6.422cm" svg:y2="20.549cm" draw:start-shape="id68" draw:start-glue-point="2" draw:end-shape="id69" draw:end-glue-point="1">
          <text:p text:style-name="P3"/>
        </draw:connector>
        <draw:connector draw:style-name="gr4" draw:text-style-name="P7" draw:layer="layout" draw:line-skew="5.709cm" svg:x1="19.294cm" svg:y1="29.104cm" svg:x2="7.634cm" svg:y2="14.056cm" draw:end-shape="id66" draw:end-glue-point="1">
          <text:p text:style-name="P3"/>
        </draw:connector>
      </draw:page>
      <draw:page draw:name="page6" draw:style-name="dp1" draw:master-page-name="Default">
        <draw:frame draw:style-name="gr2" draw:text-style-name="P4" draw:layer="layout" svg:width="14.908cm" svg:height="1.216cm" svg:x="0.924cm" svg:y="0.741cm">
          <draw:text-box>
            <text:p text:style-name="P3"><text:span text:style-name="T2">Horace – gen_sqe flow chart page 3</text:span></text:p>
          </draw:text-box>
        </draw:frame>
        <draw:frame draw:style-name="gr9" draw:text-style-name="P12" draw:id="id83" draw:layer="layout" svg:width="8.5cm" svg:height="1.309cm" svg:x="1.423cm" svg:y="2.957cm">
          <draw:text-box>
            <text:p text:style-name="P5"><text:span text:style-name="T8">Reshape data into rows, append energy transfer to bins.</text:span></text:p>
          </draw:text-box>
        </draw:frame>
        <draw:frame draw:style-name="gr17" draw:text-style-name="P12" draw:id="id84" draw:layer="layout" svg:width="8.5cm" svg:height="1.31cm" svg:x="1.423cm" svg:y="4.457cm">
          <draw:text-box>
            <text:p text:style-name="P5"><text:span text:style-name="T8">Write a lookup table </text:span></text:p>
          </draw:text-box>
        </draw:frame>
        <draw:custom-shape draw:style-name="gr6" draw:text-style-name="P8" draw:id="id76" draw:layer="layout" svg:width="6.601cm" svg:height="0.871cm" svg:x="0.825cm" svg:y="5.776cm">
          <text:p text:style-name="P1"><text:span text:style-name="T4">For i = 1:4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7" draw:layer="layout" svg:x1="3.299cm" svg:y1="6.647cm" svg:x2="3.297cm" svg:y2="9.281cm" draw:start-shape="id76" draw:start-glue-point="7">
          <text:p text:style-name="P3"/>
        </draw:connector>
        <draw:frame draw:style-name="gr7" draw:text-style-name="P12" draw:id="id77" draw:layer="layout" svg:width="5.5cm" svg:height="0.78cm" svg:x="1.423cm" svg:y="9.457cm">
          <draw:text-box>
            <text:p text:style-name="P5"><text:span text:style-name="T8">Sort data by dimension i</text:span></text:p>
          </draw:text-box>
        </draw:frame>
        <draw:frame draw:style-name="gr8" draw:text-style-name="P12" draw:id="id78" draw:layer="layout" svg:width="8.5cm" svg:height="0.78cm" svg:x="1.178cm" svg:y="11.446cm">
          <draw:text-box>
            <text:p text:style-name="P5"><text:span text:style-name="T8">Update indexes in lookup table</text:span></text:p>
          </draw:text-box>
        </draw:frame>
        <draw:frame draw:style-name="gr7" draw:text-style-name="P12" draw:id="id79" draw:layer="layout" svg:width="3cm" svg:height="0.78cm" svg:x="0.923cm" svg:y="13.457cm">
          <draw:text-box>
            <text:p text:style-name="P5"><text:span text:style-name="T8">Write data </text:span></text:p>
          </draw:text-box>
        </draw:frame>
        <draw:custom-shape draw:style-name="gr5" draw:text-style-name="P13" draw:id="id81" draw:layer="layout" svg:width="3.997cm" svg:height="0.634cm" svg:x="1.4cm" svg:y="20.027cm">
          <text:p text:style-name="P5"><text:span text:style-name="T10">write_header</text:span></text:p>
          <draw:enhanced-geometry svg:viewBox="0 0 21600 21600" draw:mirror-vertical="false" draw:type="rectangle" draw:enhanced-path="M 0 0 L 21600 0 21600 21600 0 21600 0 0 Z N"/>
        </draw:custom-shape>
        <draw:connector draw:style-name="gr4" draw:text-style-name="P7" draw:layer="layout" svg:x1="4.173cm" svg:y1="10.237cm" svg:x2="5.428cm" svg:y2="11.446cm" draw:start-shape="id77" draw:end-shape="id78" draw:end-glue-point="0">
          <text:p text:style-name="P3"/>
        </draw:connector>
        <draw:connector draw:style-name="gr4" draw:text-style-name="P7" draw:layer="layout" svg:x1="5.428cm" svg:y1="12.226cm" svg:x2="2.423cm" svg:y2="13.457cm" draw:start-shape="id78" draw:start-glue-point="2" draw:end-shape="id79" draw:end-glue-point="0">
          <text:p text:style-name="P3"/>
        </draw:connector>
        <draw:connector draw:style-name="gr4" draw:text-style-name="P7" draw:layer="layout" svg:x1="4.173cm" svg:y1="16.237cm" svg:x2="3.398cm" svg:y2="20.027cm" draw:start-shape="id80" draw:end-shape="id81" draw:end-glue-point="0">
          <text:p text:style-name="P3"/>
        </draw:connector>
        <draw:connector draw:style-name="gr4" draw:text-style-name="P7" draw:layer="layout" svg:x1="3.923cm" svg:y1="13.847cm" svg:x2="7.426cm" svg:y2="6.211cm" draw:start-shape="id79" draw:start-glue-point="1" draw:end-shape="id76" draw:end-glue-point="1">
          <text:p text:style-name="P3"/>
        </draw:connector>
        <draw:frame draw:style-name="gr9" draw:text-style-name="P9" draw:layer="layout" svg:width="4.5cm" svg:height="1cm" svg:x="3.423cm" svg:y="18.957cm">
          <draw:text-box>
            <text:p text:style-name="P5"><text:span text:style-name="T5">Data, file id</text:span></text:p>
          </draw:text-box>
        </draw:frame>
        <draw:frame draw:style-name="gr8" draw:text-style-name="P12" draw:id="id80" draw:layer="layout" svg:width="6.5cm" svg:height="0.78cm" svg:x="0.923cm" svg:y="15.457cm">
          <draw:text-box>
            <text:p text:style-name="P5"><text:span text:style-name="T8">Update information for header</text:span></text:p>
          </draw:text-box>
        </draw:frame>
        <draw:connector draw:style-name="gr4" draw:text-style-name="P7" draw:layer="layout" svg:x1="2.423cm" svg:y1="14.237cm" svg:x2="4.173cm" svg:y2="15.457cm" draw:start-shape="id79" draw:start-glue-point="2" draw:end-shape="id80">
          <text:p text:style-name="P3"/>
        </draw:connector>
        <draw:connector draw:style-name="gr4" draw:text-style-name="P7" draw:layer="layout" draw:line-skew="3.021cm" svg:x1="7.423cm" svg:y1="15.847cm" svg:x2="13.881cm" svg:y2="4.03cm" draw:start-shape="id80" draw:start-glue-point="1">
          <text:p text:style-name="P3"/>
        </draw:connector>
        <draw:frame draw:style-name="gr8" draw:text-style-name="P12" draw:id="id82" draw:layer="layout" svg:width="2.5cm" svg:height="0.78cm" svg:x="2.423cm" svg:y="22.677cm">
          <draw:text-box>
            <text:p text:style-name="P5"><text:span text:style-name="T8">Close file</text:span></text:p>
          </draw:text-box>
        </draw:frame>
        <draw:connector draw:style-name="gr4" draw:text-style-name="P7" draw:layer="layout" svg:x1="3.398cm" svg:y1="20.661cm" svg:x2="3.673cm" svg:y2="22.677cm" draw:start-shape="id81" draw:start-glue-point="2" draw:end-shape="id82" draw:end-glue-point="0">
          <text:p text:style-name="P3"/>
        </draw:connector>
        <draw:connector draw:style-name="gr4" draw:text-style-name="P7" draw:layer="layout" svg:x1="5.673cm" svg:y1="4.266cm" svg:x2="5.673cm" svg:y2="4.457cm" draw:start-shape="id83" draw:start-glue-point="2" draw:end-shape="id84" draw:end-glue-point="0">
          <text:p text:style-name="P3"/>
        </draw:connector>
        <draw:frame draw:style-name="gr7" draw:text-style-name="P12" draw:layer="layout" svg:width="5.5cm" svg:height="1.838cm" svg:x="8.423cm" svg:y="6.457cm">
          <draw:text-box>
            <text:p text:style-name="P5"><text:span text:style-name="T8">Write data 4 times sorting by each dimension separately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GB" style:font-size-asian="21.2000007629395pt" style:language-asian="en" style:country-asian="GB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.457cm" fo:margin-bottom="0.491cm" fo:margin-left="0.423cm" fo:margin-right="0.454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Dean Whittaker</meta:initial-creator>
    <meta:creation-date>2007-06-20T08:43:43</meta:creation-date>
    <dc:creator>Dean Whittaker</dc:creator>
    <dc:date>2007-06-29T11:13:20</dc:date>
    <meta:printed-by>Dean Whittaker</meta:printed-by>
    <meta:print-date>2007-06-20T11:20:14</meta:print-date>
    <dc:language>en-US</dc:language>
    <meta:editing-cycles>21</meta:editing-cycles>
    <meta:editing-duration>PT15H29M20S</meta:editing-duration>
    <meta:user-defined meta:name="Info 1"/>
    <meta:user-defined meta:name="Info 2"/>
    <meta:user-defined meta:name="Info 3"/>
    <meta:user-defined meta:name="Info 4"/>
    <meta:document-statistic meta:object-count="242"/>
  </office:meta>
</office:document-meta>
</file>